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0B9741452A2C178A1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roman"/>
    <style:font-face style:name="MS Gothic" svg:font-family="'MS Gothic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P1" style:family="paragraph" style:parent-style-name="Standard" style:master-page-name="">
      <loext:graphic-properties draw:fill="none"/>
      <style:paragraph-properties fo:margin-left="0cm" fo:margin-right="0cm" fo:margin-top="0.499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3cm" loext:contextual-spacing="false" fo:line-height="150%" fo:text-indent="0cm" style:auto-text-indent="false" fo:background-color="transparent"/>
      <style:text-properties style:font-name="Arial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3cm" loext:contextual-spacing="false" fo:line-height="150%" fo:text-align="end" style:justify-single-word="false" fo:text-indent="0cm" style:auto-text-indent="false" fo:background-color="transparent"/>
      <style:text-properties style:font-name="Arial" fo:font-size="14pt" style:font-size-asian="14pt" style:font-size-complex="14pt"/>
    </style:style>
    <style:style style:name="P4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top="0.4cm" fo:margin-bottom="0cm" loext:contextual-spacing="false" fo:line-height="150%"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Frame_20_contents">
      <style:paragraph-properties fo:margin-top="0cm" fo:margin-bottom="0cm" loext:contextual-spacing="false" fo:line-height="150%" fo:text-align="center" style:justify-single-word="false"/>
      <style:text-properties style:font-name="Arial"/>
    </style:style>
    <style:style style:name="P7" style:family="paragraph" style:parent-style-name="Frame_20_contents">
      <style:paragraph-properties fo:margin-top="0.3cm" fo:margin-bottom="0cm" loext:contextual-spacing="false" fo:line-height="150%" fo:text-align="center" style:justify-single-word="false"/>
      <style:text-properties style:font-name="Ari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cccc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26f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ff" draw:textarea-horizontal-align="center" draw:textarea-vertical-align="middle" draw:auto-grow-height="false" draw:fit-to-size="false" fo:min-height="4.225cm" fo:min-width="12.17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bottom" style:vertical-rel="paragraph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462cm" svg:y="8.177cm" svg:width="7.488cm" draw:z-index="2">
        <draw:text-box fo:min-height="3.494cm">
          <text:p text:style-name="P7"><text:database-display text:table-name="database" text:table-type="table" text:column-name="Tytuł" text:database-name="database">Pan</text:database-display><text:hidden-paragraph text:condition="ooow:![database.database.Tytuł]"/></text:p>
          <text:p text:style-name="P6"><text:database-display text:table-name="database" text:table-type="table" text:column-name="Imię" text:database-name="database">Patryk</text:database-display><text:span text:style-name="T1"><text:s/></text:span><text:span text:style-name="T1"><text:database-display text:table-name="database" text:table-type="table" text:column-name="Nazwisko" text:database-name="database">Drypa</text:database-display></text:span><text:span text:style-name="T1"><text:hidden-paragraph text:condition="ooow:![database.database.Imię] AND ![database.database.Nazwisko]"/></text:span></text:p>
          <text:p text:style-name="P6"><text:database-display text:table-name="database" text:table-type="table" text:column-name="Linia adresu 1" text:database-name="database">ul. Pozdrowienia 29</text:database-display><text:hidden-paragraph text:condition="ooow:![database.database.Linia adresu 1]"/></text:p>
          <text:p text:style-name="P6"><text:database-display text:table-name="database" text:table-type="table" text:column-name="Kod pocztowy" text:database-name="database">27-600</text:database-display><text:span text:style-name="T1"><text:s/></text:span><text:span text:style-name="T1"><text:database-display text:table-name="database" text:table-type="table" text:column-name="Miejscowość" text:database-name="database">Sandomierz</text:database-display></text:span><text:span text:style-name="T1"><text:hidden-paragraph text:condition="ooow:![database.database.Kod pocztowy] AND ![database.database.Miejscowość]"/></text:span></text:p>
        </draw:text-box>
      </draw:frame>
      <text:p text:style-name="Standard"><draw:custom-shape text:anchor-type="paragraph" draw:z-index="0" draw:style-name="gr1" draw:text-style-name="P9" svg:width="12.676cm" svg:height="4.485cm" svg:x="4.163cm" svg:y="0.487cm"><text:p text:style-name="P8"><text:span text:style-name="T2">Zaproszenie</text:span></text:p>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<draw:equation draw:name="f0" draw:formula="$0 "/><draw:equation draw:name="f1" draw:formula="21600-$0 "/><draw:handle draw:handle-position="$0 21600" draw:handle-range-x-minimum="0" draw:handle-range-x-maximum="10800"/></draw:enhanced-geometry></draw:custom-shape>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x="0.093cm" svg:y="0cm" svg:width="7.223cm" svg:height="4.895cm" draw:z-index="1"><draw:image xlink:href="Pictures/1000000000000111000000B9741452A2C178A115.jpg" xlink:type="simple" xlink:show="embed" xlink:actuate="onLoad" loext:mime-type="image/jpeg"/></draw:frame></text:p>
          </table:table-cell>
          <table:table-cell table:style-name="Tabela1.B1" office:value-type="string">
            <text:p text:style-name="P5"/>
          </table:table-cell>
        </table:table-row>
      </table:table>
      <text:p text:style-name="P1">Niniejszym mamy przyjemność zaprosić <text:database-display text:table-name="database" text:table-type="table" text:column-name="Płeć" text:database-name="database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roman"/>
    <style:font-face style:name="MS Gothic" svg:font-family="'MS Gothic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2:34.103005610</meta:creation-date>
    <dc:date>2017-11-06T09:32:21.580278722</dc:date>
    <meta:editing-duration>PT9M41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0" meta:non-whitespace-character-count="357"/>
  </office:meta>
</office:document-meta>
</file>